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4pt" fo:font-weight="normal" officeooo:rsid="001fecce" officeooo:paragraph-rsid="001fecce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font-size="16pt" fo:font-weight="bold" officeooo:rsid="001fecce" officeooo:paragraph-rsid="001fecce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font-size="20pt" fo:font-weight="bold" officeooo:rsid="001fecce" officeooo:paragraph-rsid="001fecc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unction e Procedure</text:p>
      <text:p text:style-name="P3"/>
      <text:p text:style-name="P1"/>
      <text:p text:style-name="P2">Function</text:p>
      <text:p text:style-name="P1">A <text:span text:style-name="T1">Função</text:span> é uma rotina armazenada. Ela executa uma determinada ação, cujo resultado retorna algum valor.</text:p>
      <text:p text:style-name="P1"/>
      <text:p text:style-name="P1">A sintaxe para <text:span text:style-name="T4">criar</text:span> uma função é:</text:p>
      <text:p text:style-name="P1">CREATE FUNCTION nome_função (parâmetros)</text:p>
      <text:p text:style-name="P1">RETURNS tipos_dados</text:p>
      <text:p text:style-name="P1">Codigo_da_função;</text:p>
      <text:p text:style-name="P1"/>
      <text:p text:style-name="P1">Para <text:span text:style-name="T4">invocar</text:span> uma função usamos:</text:p>
      <text:p text:style-name="P1">SELECT nome_função (parâmetros);</text:p>
      <text:p text:style-name="P1"/>
      <text:p text:style-name="P1">Para <text:span text:style-name="T4">excluir</text:span> uma função:</text:p>
      <text:p text:style-name="P1">DROP FUNCTION nome_função;</text:p>
      <text:p text:style-name="P1"/>
      <text:p text:style-name="P1"/>
      <text:p text:style-name="P2">Procedure</text:p>
      <text:p text:style-name="P1">Um <text:span text:style-name="T1">procedimento</text:span><text:span text:style-name="T2"> é uma instrução ou um grupo de instruções organizadas para executar tarefas. Ele pode ser usado através de uma simples invocação que executa uma série de outros comandos.</text:span></text:p>
      <text:p text:style-name="P1"><text:span text:style-name="T2">Em resumo, o procedimento é uma instrução para executar tarefas.</text:span></text:p>
      <text:p text:style-name="P1"><text:span text:style-name="T2"/></text:p>
      <text:p text:style-name="P1"><text:span text:style-name="T2">Para </text:span><text:span text:style-name="T3">criar</text:span><text:span text:style-name="T2"> um procedure:</text:span></text:p>
      <text:p text:style-name="P1"><text:span text:style-name="T2">CREATE PROCEDURE nome_procedimento (parâmetros) declarações;</text:span></text:p>
      <text:p text:style-name="P1"><text:span text:style-name="T2"/></text:p>
      <text:p text:style-name="P1"><text:span text:style-name="T2">Exemplo:</text:span></text:p>
      <text:p text:style-name="P1"><text:span text:style-name="T2">CREATE PROCEDURE saberPreço (alimento smallint) select concat (‘O valor é’, preço) AS preços from tabela_alimento where id_alimento = alimento;</text:span></text:p>
      <text:p text:style-name="P1"><text:span text:style-name="T2"/></text:p>
      <text:p text:style-name="P1"><text:span text:style-name="T2">Para </text:span><text:span text:style-name="T3">invocar</text:span><text:span text:style-name="T2"> um procedimento:</text:span></text:p>
      <text:p text:style-name="P1"><text:span text:style-name="T2">CALL nome_procedimento (parâmetros);</text:span></text:p>
      <text:p text:style-name="P1"><text:span text:style-name="T2"/></text:p>
      <text:p text:style-name="P1"><text:span text:style-name="T2">Para </text:span><text:span text:style-name="T3">excluir </text:span><text:span text:style-name="T2">um procedimento:</text:span></text:p>
      <text:p text:style-name="P1"><text:span text:style-name="T2">DROP PROCEDURE nome_procedimento;</text:span></text:p>
      <text:p text:style-name="P1"><text:soft-page-break/><text:span text:style-name="T2">As principais diferenças entre Function e Procedures é que as Function sempre retorna um valor, não necessita de parâmetros de entrada e saída e pode ser chamada dentro de um procedimento.</text:span></text:p>
      <text:p text:style-name="P1"><text:span text:style-name="T2">Já o </text:span><text:span text:style-name="T5">procedure </text:span><text:span text:style-name="T6">nem sempre retorna um valor, pois é opicional, necessita de parâmetros de entrada e saída e não pode ser chamado dentro de uma função.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3:38:07.247000000</meta:creation-date>
    <dc:date>2023-12-07T13:57:44.996000000</dc:date>
    <meta:editing-duration>PT19M40S</meta:editing-duration>
    <meta:editing-cycles>1</meta:editing-cycles>
    <meta:document-statistic meta:table-count="0" meta:image-count="0" meta:object-count="0" meta:page-count="2" meta:paragraph-count="24" meta:word-count="191" meta:character-count="1312" meta:non-whitespace-character-count="1145"/>
    <meta:generator>LibreOffice/7.6.2.1$Windows_X86_64 LibreOffice_project/56f7684011345957bbf33a7ee678afaf4d2ba333</meta:generator>
  </office:meta>
</office:document-meta>
</file>